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2pt" fo:language="en" fo:country="US" style:font-size-asian="12pt" style:font-size-complex="12pt"/>
    </style:style>
    <style:style style:name="P2" style:family="paragraph" style:parent-style-name="Preformatted_20_Text">
      <style:paragraph-properties fo:text-align="start" style:justify-single-word="false"/>
      <style:text-properties style:font-name="Arial"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style:font-name="Arial" fo:font-size="12pt" style:font-size-asian="12pt" style:font-size-complex="12pt"/>
    </style:style>
    <style:style style:name="P4" style:family="paragraph" style:parent-style-name="Preformatted_20_Text">
      <style:text-properties style:font-name="DejaVu Sans Mono" fo:font-size="12pt" fo:language="en" fo:country="US" style:font-size-asian="12pt" style:font-size-complex="12pt"/>
    </style:style>
    <style:style style:name="P5" style:family="paragraph" style:parent-style-name="Preformatted_20_Text">
      <style:paragraph-properties fo:text-align="start" style:justify-single-word="false"/>
      <style:text-properties style:font-name="DejaVu Sans Mono"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text-align="start" style:justify-single-word="false" fo:break-before="page"/>
      <style:text-properties style:font-name="Arial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style:font-name="Arial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style:font-name="Arial" fo:font-weight="normal" fo:background-color="#ffff00" style:font-weight-asian="normal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style:font-name="Arial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style:font-name="Arial" fo:font-weight="bold" fo:background-color="#ffffff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9pt" fo:font-weight="bold" style:font-size-asian="19pt" style:font-weight-asian="bold" style:font-size-complex="19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fo:background-color="#ffff0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weight="normal" fo:background-color="#ffa6a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weight="normal" fo:background-color="#fffff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weight="normal" fo:background-color="#d4ea6b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Arial" fo:font-weight="normal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style:font-name="Arial" fo:font-size="10.5pt" fo:font-weight="normal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Arial" fo:font-size="12pt" fo:font-weight="normal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/>
    </style:style>
    <style:style style:name="P27" style:family="paragraph" style:parent-style-name="Standard">
      <style:paragraph-properties fo:text-align="start" style:justify-single-word="false"/>
      <style:text-properties style:font-name="Arial" fo:font-weight="normal" fo:background-color="#ffffff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29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ize="12pt" style:font-size-complex="12pt"/>
    </style:style>
    <style:style style:name="T3" style:family="text">
      <style:text-properties fo:font-size="12pt" style:font-size-complex="12pt"/>
    </style:style>
    <style:style style:name="T4" style:family="text">
      <style:text-properties fo:background-color="#ffff00" loext:char-shading-value="0"/>
    </style:style>
    <style:style style:name="T5" style:family="text">
      <style:text-properties fo:font-weight="bold" fo:background-color="#ffff00" style:font-weight-asian="bold" style:font-weight-complex="bold" loext:char-shading-value="0"/>
    </style:style>
    <style:style style:name="T6" style:family="text">
      <style:text-properties style:font-name="Arial" fo:font-weight="normal" fo:background-color="#ffffff" style:font-weight-asian="normal" style:font-weight-complex="normal" loext:char-shading-value="0"/>
    </style:style>
    <style:style style:name="T7" style:family="text">
      <style:text-properties style:font-name="Arial" fo:font-weight="normal" fo:background-color="#ffffff" style:font-weight-asian="normal" style:font-weight-complex="normal" loext:char-shading-value="0"/>
    </style:style>
    <style:style style:name="T8" style:family="text">
      <style:text-properties style:font-name="Arial" fo:font-weight="normal" fo:background-color="#ffffff" style:font-weight-asian="normal" style:font-weight-complex="normal" loext:char-shading-value="0"/>
    </style:style>
    <style:style style:name="T9" style:family="text">
      <style:text-properties style:font-name="Arial" fo:font-weight="normal" fo:background-color="#ffffff" style:font-weight-asian="normal" style:font-weight-complex="normal" loext:char-shading-value="0"/>
    </style:style>
    <style:style style:name="T10" style:family="text">
      <style:text-properties fo:background-color="#ffffff" loext:char-shading-value="0"/>
    </style:style>
    <style:style style:name="T11" style:family="text">
      <style:text-properties fo:background-color="#b4c7dc" loext:char-shading-value="0"/>
    </style:style>
    <style:style style:name="gr1" style:family="graphic">
      <style:graphic-properties svg:stroke-width="0.0118in" svg:stroke-color="#000000" draw:marker-start-width="0.1535in" draw:marker-end-width="0.1535in" draw:textarea-horizontal-align="center" draw:textarea-vertical-align="middle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61in" svg:stroke-color="#000000" draw:marker-start-width="0.161in" draw:marker-end-width="0.161in" draw:textarea-horizontal-align="center" draw:textarea-vertical-align="middle" fo:padding-top="0.0075in" fo:padding-bottom="0.0075in" fo:padding-left="0.0075in" fo:padding-right="0.0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2021 Fall CPSC 240-5</text:p>
      <text:p text:style-name="P12">Final Program Test</text:p>
      <text:p text:style-name="P13">December 13, 2021 <text:s/>12:00m-4:00pm</text:p>
      <text:p text:style-name="P15"/>
      <text:p text:style-name="P15"/>
      <text:p text:style-name="P15"/>
      <text:p text:style-name="P15">The policy is the same as in the previous tests. <text:s/>No need to repeat everything here.</text:p>
      <text:p text:style-name="P15"/>
      <text:p text:style-name="P15"/>
      <text:p text:style-name="P15">To receive “blank credit” (20%) send me the “Hello World” or the equivalent “Happy Birthday” program.</text:p>
      <text:p text:style-name="P15"/>
      <text:p text:style-name="P15"/>
      <text:p text:style-name="P15">Send the completed set of program files to <text:s/>holliday@fullerton.edu</text:p>
      <text:p text:style-name="P15"/>
      <text:p text:style-name="P15"/>
      <text:p text:style-name="P15">Do include all source files and a bash file. <text:s text:c="2"/>Pause to be sure your are sending all the needed files. <text:s/>Forgetting to include a file makes the whole program inoperable.</text:p>
      <text:p text:style-name="P15"/>
      <text:p text:style-name="P15">There is no second chance to send a missing file later. <text:s/>I will be not be responding to email of any kind from test day until January 5. <text:s text:c="2"/>You have to submit all files on December 13.</text:p>
      <text:p text:style-name="P15"/>
      <text:p text:style-name="P15"/>
      <text:p text:style-name="P15">The total points for this test is 100.</text:p>
      <text:p text:style-name="P15"/>
      <text:p text:style-name="P15"/>
      <text:p text:style-name="P15">Put your name and email address on this test on two different pages. <text:s/>You pick the pages.</text:p>
      <text:p text:style-name="P15"/>
      <text:p text:style-name="P15"/>
      <text:p text:style-name="P15">In January the final class curve for section 5 will be posted in Discord by an accomplist.</text:p>
      <text:p text:style-name="P15"/>
      <text:p text:style-name="P15"/>
      <text:p text:style-name="P15"/>
      <text:p text:style-name="P15"/>
      <text:p text:style-name="P15">Name: Daniel Cazarez</text:p>
      <text:p text:style-name="P15"/>
      <text:p text:style-name="P15"/>
      <text:p text:style-name="P15"/>
      <text:p text:style-name="P15"/>
      <text:p text:style-name="P15">Email: danielcaz2200@csu.fullerton.edu</text:p>
      <text:p text:style-name="P15"/>
      <text:p text:style-name="P15"/>
      <text:p text:style-name="P15"/>
      <text:p text:style-name="P15">Send to <text:s/>holliday@fullerton.edu </text:p>
      <text:p text:style-name="P15"/>
      <text:p text:style-name="P15"/>
      <text:p text:style-name="P15"/>
      <text:p text:style-name="P9">Requirements</text:p>
      <text:p text:style-name="P15"/>
      <text:p text:style-name="P15">Create a program with driver file in either C or C++ and operation file in X86 assembly. <text:s/>That is all: two source files and one bash file.</text:p>
      <text:p text:style-name="P15"/>
      <text:p text:style-name="P15">You should remember the distance formula from high school math class, namely: d = r * t. <text:s/>We call it distance equal rate time time. <text:s/>We are going to use that equation to find measure how fast your cpu performs multiplication.</text:p>
      <text:p text:style-name="P15"/>
      <text:p text:style-name="P15">We are not measuring input time or output time. <text:s/>We are measuring only time of execution of instructions in the cpu – not I/O time.</text:p>
      <text:p text:style-name="P15"/>
      <text:p text:style-name="P15">Freedom to use software. <text:s text:c="2"/>You may use any software products you can find on the web.</text:p>
      <text:p text:style-name="P15"/>
      <text:p text:style-name="P15"/>
      <text:p text:style-name="P14">Sample dialog</text:p>
      <text:p text:style-name="P15"/>
      <text:p text:style-name="P17">This is Final exam by Lisa Finkelstein.</text:p>
      <text:p text:style-name="P15"/>
      <text:p text:style-name="P16">Welcome to SSE bench marking program.</text:p>
      <text:p text:style-name="P16"/>
      <text:p text:style-name="P16">Please enter the rate (m/sec): 15.77</text:p>
      <text:p text:style-name="P16"/>
      <text:p text:style-name="P16">Please enter the time duration (seconds): <text:s/>22.3</text:p>
      <text:p text:style-name="P15"/>
      <text:p text:style-name="P19">[Invisible: Read cpu clock and save it]</text:p>
      <text:p text:style-name="P19"/>
      <text:p text:style-name="P19">[Invisible: Compute the distance and save it]</text:p>
      <text:p text:style-name="P19"/>
      <text:p text:style-name="P19">[Invisible: Read the cpu clock one more time and save it.</text:p>
      <text:p text:style-name="P15"/>
      <text:p text:style-name="P16">The distance traveled was 351.671 meters.</text:p>
      <text:p text:style-name="P16"/>
      <text:p text:style-name="P16">The computation required 7502 tics or 1266.4 nanosec.</text:p>
      <text:p text:style-name="P15"/>
      <text:p text:style-name="P17">The main program received 126.44 and will just keep it.</text:p>
      <text:p text:style-name="P17"/>
      <text:p text:style-name="P17">Have a nice day.</text:p>
      <text:p text:style-name="P15"/>
      <text:p text:style-name="P15"/>
      <text:p text:style-name="P15">Color codes</text:p>
      <text:p text:style-name="P19">Green: <text:s/>These actions are performed in the CPU, but there is no visible output.</text:p>
      <text:p text:style-name="P15"/>
      <text:p text:style-name="P16">Yellow: <text:s/>Output from the assembly source file.</text:p>
      <text:p text:style-name="P15"/>
      <text:p text:style-name="P17">Pink: <text:s text:c="2"/>Output from the driver.</text:p>
      <text:p text:style-name="P18"/>
      <text:p text:style-name="P18">Be sure to replace Lisa’s name with your own name.</text:p>
      <text:p text:style-name="P10">Multiplatform programming</text:p>
      <text:p text:style-name="P18"/>
      <text:p text:style-name="P18">Some cpu’s retrun zero as the clock frequency. <text:s/>That cannot physically be right. <text:s/>When you call the get-frequency function if it tells you the frequency is 0.0 then ask the user for the frequency. <text:s/>In this case the dialog looks like the following.</text:p>
      <text:p text:style-name="P18"/>
      <text:p text:style-name="P17">This is Final exam by Lisa Finkelstein.</text:p>
      <text:p text:style-name="P15"/>
      <text:p text:style-name="P16">Welcome to SSE bench marking program.</text:p>
      <text:p text:style-name="P16"/>
      <text:p text:style-name="P16">Please enter the rate (m/sec): 15.77</text:p>
      <text:p text:style-name="P16"/>
      <text:p text:style-name="P16">Please enter the time duration (seconds): <text:s/>22.3</text:p>
      <text:p text:style-name="P15"/>
      <text:p text:style-name="P19">[Invisible: Read cpu clock and save it]</text:p>
      <text:p text:style-name="P19"/>
      <text:p text:style-name="P19">[Invisible: Compute the distance and save it]</text:p>
      <text:p text:style-name="P19"/>
      <text:p text:style-name="P19">[Invisible: Read the cpu clock one more time and save it.</text:p>
      <text:p text:style-name="P15"/>
      <text:p text:style-name="P16">The distance traveled was 351.671 meters.</text:p>
      <text:p text:style-name="P16"/>
      <text:p text:style-name="P16">Please enter the cpu frequency (GHz): <text:s text:c="2"/>2.4<text:span text:style-name="T10"><text:tab/><text:tab/><text:tab/><text:tab/></text:span><text:span text:style-name="T11">&lt;== Extra statement</text:span></text:p>
      <text:p text:style-name="P16"/>
      <text:p text:style-name="P16">The computation required 7502 tics or 1266.4 nanosec.</text:p>
      <text:p text:style-name="P15"/>
      <text:p text:style-name="P17">The main program received 126.44 and will just keep it.</text:p>
      <text:p text:style-name="P17"/>
      <text:p text:style-name="P17">Have a nice day.</text:p>
      <text:p text:style-name="P18"/>
      <text:p text:style-name="P18"/>
      <text:p text:style-name="P18"/>
      <text:p text:style-name="P26"><text:span text:style-name="T6">This dialog and the dialog on the previous page came from the same program executed on different platforms. <text:s/></text:span><text:span text:style-name="T6">In the second dialog the AMD microprocessor returns 0.0 as it frequency. <text:s/>That cause the program to ask the user to manually input the CPU frequency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26"><text:span text:style-name="T6">F</text:span><text:span text:style-name="T6">ootnote: <text:s/>What if the user does not know the cpu of his or her own com</text:span><text:span text:style-name="T6">p</text:span><text:span text:style-name="T6">uter? <text:s/>Try this:</text:span></text:p>
      <text:p text:style-name="P18">Instate the program inxi by entering the next line in the shell:</text:p>
      <text:p text:style-name="P18"/>
      <text:p text:style-name="P18"><text:tab/>sudo apt install inxi</text:p>
      <text:p text:style-name="P18"/>
      <text:p text:style-name="P18">When that is finished enter the bash command: <text:s text:c="2"/>inxi <text:s/>-C</text:p>
      <text:p text:style-name="P18">with an upper case C. <text:s/>Just maybe the stars will shine and you’ll see the frequency.</text:p>
      <text:p text:style-name="P10">The semester has ended</text:p>
      <text:p text:style-name="P18"/>
      <text:p text:style-name="P18"/>
      <text:p text:style-name="P18"/>
      <text:p text:style-name="P18">I am glad you were all here this semester. <text:s text:c="2"/>Now you have to move on to other academic studies. </text:p>
      <text:p text:style-name="P18"/>
      <text:p text:style-name="P26"><text:span text:style-name="T6">I hope you saw I am not here simply to teach one more class and collect a pay check. <text:s/></text:span><text:span text:style-name="T6">That went away a long time ago.</text:span><text:span text:style-name="T6"> <text:s/>I was sharing my passion with you all semester. <text:s/>Thanks for coming along on the journey.</text:span></text:p>
      <text:p text:style-name="P18"/>
      <text:p text:style-name="P18">Go in peace.</text:p>
      <text:p text:style-name="P18"/>
      <text:p text:style-name="P18"/>
      <text:p text:style-name="P18">F. Holliday</text:p>
      <text:p text:style-name="P18"/>
      <text:p text:style-name="P18"/>
      <text:p text:style-name="P18"/>
      <text:p text:style-name="P15">Name: Daniel Cazarez</text:p>
      <text:p text:style-name="P15"/>
      <text:p text:style-name="P15"/>
      <text:p text:style-name="P15"/>
      <text:p text:style-name="P15"/>
      <text:p text:style-name="P15">Email: danielcaz2200@csu.fullerton.edu</text:p>
      <text:p text:style-name="P15"/>
      <text:p text:style-name="P18"/>
      <text:p text:style-name="P7">2. Convert 0x48AA 0000 to a decimal float number.</text:p>
      <text:p text:style-name="P15"/>
      <text:p text:style-name="P20">[Show enough intermediate steps to convince the grader that you really know 32-bit float numbers.]</text:p>
      <text:p text:style-name="P15"/>
      <text:p text:style-name="P15">Solution: <text:s/>Write the number in binary and separate the 3 components: sign, stored exponent, and significand.</text:p>
      <text:p text:style-name="P15"/>
      <text:p text:style-name="P15">0100 <text:s/>1000 <text:s/>1010 <text:s/>1010 <text:s/>0000 <text:s/>0000 <text:s/>0000 <text:s/>0000</text:p>
      <text:p text:style-name="P15"/>
      <text:p text:style-name="P15">= <text:s/>0 <text:s text:c="2"/>10010001 <text:s text:c="3"/>01010100000000000000000</text:p>
      <text:p text:style-name="P15"/>
      <text:p text:style-name="P15">The stored exponent is 10010001 <text:s/>= <text:s/>0x91</text:p>
      <text:p text:style-name="P15"/>
      <text:p text:style-name="P15">Then true exponent = 0x91 – 0x7F <text:s text:c="2"/>= <text:s text:c="2"/>0x12 <text:s text:c="2"/>= <text:s text:c="2"/>18 (decimal)</text:p>
      <text:p text:style-name="P15"/>
      <text:p text:style-name="P15">Now we see our number = 1.01010100000000000000000 <text:s text:c="2"/>x <text:s text:c="2"/>2<text:span text:style-name="T1">18</text:span></text:p>
      <text:p text:style-name="P15"/>
      <text:p text:style-name="P15">= <text:s text:c="2"/>1.010101 <text:s/>x <text:s text:c="2"/>2<text:span text:style-name="T1">18</text:span></text:p>
      <text:p text:style-name="P15"/>
      <text:p text:style-name="P15">= <text:s text:c="3"/>1010101 <text:s/>x <text:s text:c="2"/>2<text:span text:style-name="T1">12</text:span></text:p>
      <text:p text:style-name="P15"/>
      <text:p text:style-name="P15">= <text:s text:c="3"/>85 <text:s/>x <text:s/>4096 <text:s text:c="4"/>= <text:s text:c="4"/><text:span text:style-name="T5">348160</text:span></text:p>
      <text:p text:style-name="P15"/>
      <text:p text:style-name="P7">3. <text:s/>What is the definition (defining property) of dynamic data in a computer program?</text:p>
      <text:p text:style-name="P15"/>
      <text:p text:style-name="P15">Solution:</text:p>
      <text:p text:style-name="P15"/>
      <text:p text:style-name="P16">Dynamic data are those whose storage requirements cannot be determined at compile-time.</text:p>
      <text:p text:style-name="P15"/>
      <text:p text:style-name="P15">In C++ and C <text:s/>dynamic variables will stored their data in the heap.</text:p>
      <text:p text:style-name="P15"/>
      <text:p text:style-name="P15">In X86 all data are stored in the heap both static and dynamic.</text:p>
      <text:p text:style-name="P15"/>
      <text:p text:style-name="P15"/>
      <text:p text:style-name="P15"/>
      <text:p text:style-name="P15"/>
      <text:p text:style-name="P15"/>
      <text:p text:style-name="P15">4. <text:s/>What did Richard Stallman do to promote or advance computer technology?</text:p>
      <text:p text:style-name="P15"/>
      <text:p text:style-name="P15">Solution: <text:s/>He is recognized as the founder of the open source software movement.</text:p>
      <text:p text:style-name="P15"/>
      <text:p text:style-name="P15">To the current day he continue to travel the world advocating for FOSS (free open source software)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">5. <text:s/>The next two numbers seem to be far apart. <text:s/>But are they really far apart? <text:s/>Show manually how a computer performs the process of adding the numbers. <text:s/>Show the sum.</text:p>
      <text:p text:style-name="P15"/>
      <text:p text:style-name="P15">Have any data been lost in the process, and, if so, how much data were lost?</text:p>
      <text:p text:style-name="P15"/>
      <text:p text:style-name="P15">All numbers are IEEE754-64 bits.</text:p>
      <text:p text:style-name="P15"/>
      <text:p text:style-name="P15">0x41AB 9800 <text:s/>0000 0000</text:p>
      <text:p text:style-name="P15">0x3EA7 BC00 0000 0000</text:p>
      <text:p text:style-name="P15"/>
      <text:p text:style-name="P15"/>
      <text:p text:style-name="P15">Solution: <text:s/>To save space we will give names to the two numbers</text:p>
      <text:p text:style-name="P15"><text:tab/>X = First number <text:s text:c="2"/>= 0x41AB 9800 <text:s/>0000 0000</text:p>
      <text:p text:style-name="P15"><text:tab/>Y = Second numb = 0x3EA7 BC00 0000 0000</text:p>
      <text:p text:style-name="P15"/>
      <text:p text:style-name="P15">For X the true exp is 41A – 3FF = 0x1B = 27 decimal.</text:p>
      <text:p text:style-name="P15">[I used the MATE calculator set to hex mode to do the math in this solution. <text:s/>I believe MATE comes installed with Tuffix.]]</text:p>
      <text:p text:style-name="P15"/>
      <text:p text:style-name="P15">Therefore, X = 1.1011 1001 1 x 2<text:span text:style-name="T1">27</text:span></text:p>
      <text:p text:style-name="P15"/>
      <text:p text:style-name="P15">For Y the true exp is 3EA – 3FF = - 0x15 = -21 decimal.</text:p>
      <text:p text:style-name="P15"/>
      <text:p text:style-name="P15">Therefore, Y = 1.0111 1011 11 x <text:s/>2<text:span text:style-name="T1">-21</text:span></text:p>
      <text:p text:style-name="P15"/>
      <text:p text:style-name="P15">The strategy is to express Y with the same exponential factor as X. <text:s text:c="2"/>To do this we shift the point in Y 48 places to the left.</text:p>
      <text:p text:style-name="P15"/>
      <text:p text:style-name="P15">Y = 0.000000 …… 01 0111 1011 11 x 2<text:span text:style-name="T1">27</text:span></text:p>
      <text:p text:style-name="P15"><draw:polyline text:anchor-type="paragraph" draw:z-index="0" draw:name="Shape1" draw:style-name="gr1" draw:text-style-name="P29" svg:width="1.2185in" svg:height="0.2291in" svg:x="0.4421in" svg:y="0.0047in" svg:viewBox="0 0 3096 583" draw:points="0,53 26,583 3069,503 3069,0 3096,53"><text:p/></draw:polyline></text:p>
      <text:p text:style-name="P15"/>
      <text:p text:style-name="P15">The underline shows the shift of the point 48 places to the left.</text:p>
      <text:p text:style-name="P15"/>
      <text:p text:style-name="P15">Now the two numbers have matching exponential terms and we can add them.</text:p>
      <text:p text:style-name="P15"/>
      <text:p text:style-name="P15">X = 1.1011 1001 10000000000….000 x 2<text:span text:style-name="T1">27</text:span></text:p>
      <text:p text:style-name="P22">Y = 0.00000000 …… 01 0111 1011 11 x 2<text:span text:style-name="T1">27</text:span></text:p>
      <text:p text:style-name="P22"/>
      <text:p text:style-name="P22">X+Y = </text:p>
      <text:p text:style-name="P23"><draw:polyline text:anchor-type="paragraph" draw:z-index="1" draw:name="Shape4" draw:style-name="gr2" draw:text-style-name="P29" svg:width="5.2394in" svg:height="0.1768in" svg:x="0.1295in" svg:y="0.1508in" svg:viewBox="0 0 13309 450" draw:points="0,53 0,450 13309,370 13309,0"><text:p/></draw:polyline>1.1011 <text:s/>1001 <text:s/>1000 <text:s/>0000 <text:s/>0000 <text:s/>0000 <text:s/>0000 <text:s/>0000 <text:s/>0000 <text:s/>0000 <text:s/>0000 <text:s/>0001 <text:s/>0111 <text:s/>1011 <text:s/>11 <text:s/>x <text:s/>2<text:span text:style-name="T1">27</text:span></text:p>
      <text:p text:style-name="P24"/>
      <text:p text:style-name="P24"/>
      <text:p text:style-name="P24">The underline shows the 52 bits of mantissa (significand). Bits on the right of the underline will be lost.</text:p>
      <text:p text:style-name="P24"/>
      <text:p text:style-name="P24">In hex the sum is <text:s/>0x41AB <text:s/>9800 <text:s/>0000 <text:s/>0017</text:p>
      <text:p text:style-name="P24"/>
      <text:p text:style-name="P23"><text:span text:style-name="T3">The lost value is 0.0000 <text:s/>…. 0000 <text:s/>1011 11 x </text:span>2<text:span text:style-name="T1">27</text:span></text:p>
      <text:p text:style-name="P24">To simplify move the point 58 places to the right as follows</text:p>
      <text:p text:style-name="P23"><text:soft-page-break/><text:span text:style-name="T3">Lost = 101111 x 2</text:span><text:span text:style-name="T2">-31</text:span><text:span text:style-name="T3"> <text:s text:c="3"/>= <text:s text:c="2"/></text:span><text:span text:style-name="T3">47 <text:s/>x <text:s/>2</text:span><text:span text:style-name="T2">-31</text:span><text:span text:style-name="T3"> <text:s text:c="2"/>[That is sufficient simplification.]</text:span></text:p>
      <text:p text:style-name="P24"/>
      <text:p text:style-name="P24"/>
      <text:p text:style-name="P24"/>
      <text:p text:style-name="P24">End of solution question #5.</text:p>
      <text:p text:style-name="P7">6. <text:s/>The following dialog is part of the output of a larger program.</text:p>
      <text:p text:style-name="P15"/>
      <text:p text:style-name="P15"/>
      <text:p text:style-name="P15"><text:tab/>Please enter your legal name: <text:s/>Santa Claus</text:p>
      <text:p text:style-name="P15"><text:tab/>Good evening Santa Claus</text:p>
      <text:p text:style-name="P15"><text:tab/>How many presents will you deliver tonight? <text:s/>64H7</text:p>
      <text:p text:style-name="P15"><text:tab/>Invalid. Please try again: <text:s/>657.85</text:p>
      <text:p text:style-name="P15"><text:tab/>Invalid. Please try again: <text:s/>++695</text:p>
      <text:p text:style-name="P15"><text:tab/>Invalid. <text:s/>Please try again: <text:s/>8440</text:p>
      <text:p text:style-name="P15"><text:tab/>Thank you Santa Claus. <text:s/>Have a great trip.</text:p>
      <text:p text:style-name="P15"/>
      <text:p text:style-name="P15"/>
      <text:p text:style-name="P15">Show a portion of an X86 function the provides the dialog above. <text:s/>This is about validating an inputted long integer. <text:s text:c="2"/>You may use known functions from the C/C++ libraries. <text:s/>You may use publicly available functions. <text:s/>Do declare those functions as externs. <text:s/>Declare strings om the .data segment.</text:p>
      <text:p text:style-name="P15"/>
      <text:p text:style-name="P15">What if you run out of time? <text:s/>Scale it down. <text:s/>Perhaps omit the iteration. <text:s/>Maybe omit Santa’s name. <text:s/>You are an experienced programmer. <text:s/>Solving part of the problem is worth more points that solving none of it.</text:p>
      <text:p text:style-name="P15"/>
      <text:p text:style-name="P15"/>
      <text:p text:style-name="P16">Solution:</text:p>
      <text:p text:style-name="P15"/>
      <text:p text:style-name="P15">This question asks for a “fragment” of an assembly program.</text:p>
      <text:p text:style-name="P15"/>
      <text:p text:style-name="P15">To show the answer here I decided to simply write the entire program and paste the key fragment on the next page of this document.</text:p>
      <text:p text:style-name="P15"/>
      <text:p text:style-name="P15">You may obtain the entire executable solution at the class website at this location.</text:p>
      <text:p text:style-name="P15"/>
      <text:p text:style-name="P15"/>
      <text:p text:style-name="P8">Solution of Question 6:</text:p>
      <text:p text:style-name="P25"/>
      <text:p text:style-name="P25">null equ 0 <text:s text:c="13"/>;null is the name of any sequence of zero bits</text:p>
      <text:p text:style-name="P25"/>
      <text:p text:style-name="P25">segment .text</text:p>
      <text:p text:style-name="P25">validate_integer:</text:p>
      <text:p text:style-name="P25"/>
      <text:p text:style-name="P25">;Ask user for first and last names.</text:p>
      <text:p text:style-name="P25">mov rax,0</text:p>
      <text:p text:style-name="P25">mov rdi, prompt_for_name</text:p>
      <text:p text:style-name="P25">call printf</text:p>
      <text:p text:style-name="P25"/>
      <text:p text:style-name="P25">;Obtain the user’s names and store them in namestring</text:p>
      <text:p text:style-name="P25">mov rax,0</text:p>
      <text:p text:style-name="P25">mov rdi, namestring </text:p>
      <text:p text:style-name="P25">mov rsi, max_str_length</text:p>
      <text:p text:style-name="P25">mov rdx, [stdin]</text:p>
      <text:p text:style-name="P25">call fgets</text:p>
      <text:p text:style-name="P25"/>
      <text:p text:style-name="P25">;Remove the newline character from the inputted string</text:p>
      <text:p text:style-name="P25">mov rdi, namestring</text:p>
      <text:p text:style-name="P25">call strlen</text:p>
      <text:p text:style-name="P25">;The length is now in rax. <text:s/>Save a copy in r15, and then remove the newline</text:p>
      <text:p text:style-name="P25">mov r15,rax</text:p>
      <text:p text:style-name="P25">mov al,null</text:p>
      <text:p text:style-name="P25">mov [namestring+r15-1], al <text:s text:c="4"/>;al is the name of the lowest 1 byte of rax</text:p>
      <text:p text:style-name="P25"/>
      <text:p text:style-name="P25">;Show greeting to the user.</text:p>
      <text:p text:style-name="P25">mov rax,0</text:p>
      <text:p text:style-name="P25">mov rdi, greeting</text:p>
      <text:p text:style-name="P25">mov rsi, namestring</text:p>
      <text:p text:style-name="P25">call printf</text:p>
      <text:p text:style-name="P25"/>
      <text:p text:style-name="P25">;Prompt for the number of presents</text:p>
      <text:p text:style-name="P25">mov rdi, present_question</text:p>
      <text:p text:style-name="P25">call printf</text:p>
      <text:p text:style-name="P25"/>
      <text:p text:style-name="P25">;Make space for the incoming number of presents.</text:p>
      <text:p text:style-name="P25">sub rsp,64 <text:s/>;Create 64 bytes of space for the incoming integer number.</text:p>
      <text:p text:style-name="P25"/>
      <text:p text:style-name="P25">input_an_integer:</text:p>
      <text:p text:style-name="P25">mov rdi, string_form</text:p>
      <text:p text:style-name="P25">mov rsi, rsp</text:p>
      <text:p text:style-name="P25">call scanf</text:p>
      <text:p text:style-name="P25"/>
      <text:p text:style-name="P25">;Is it an integer?</text:p>
      <text:p text:style-name="P25">mov rdi, rsp</text:p>
      <text:p text:style-name="P25">call isinteger</text:p>
      <text:p text:style-name="P25"/>
      <text:p text:style-name="P25">;The response is in rax: rax == 0 means false; rax /= 0 means true</text:p>
      <text:p text:style-name="P25">cmp rax,0</text:p>
      <text:p text:style-name="P25">jne valid_input</text:p>
      <text:p text:style-name="P25">mov rdi, invalid_message</text:p>
      <text:p text:style-name="P25">call printf</text:p>
      <text:p text:style-name="P25">jmp input_an_integer</text:p>
      <text:p text:style-name="P25"/>
      <text:p text:style-name="P25">valid_input:</text:p>
      <text:p text:style-name="P25">mov rdi,rsp</text:p>
      <text:p text:style-name="P25"><text:soft-page-break/>call atol</text:p>
      <text:p text:style-name="P25">;The twos complement long integer is in rax. <text:s/>Save a backup copy.</text:p>
      <text:p text:style-name="P25">mov r14,rax</text:p>
      <text:p text:style-name="P25"/>
      <text:p text:style-name="P25">;Say good-bye</text:p>
      <text:p text:style-name="P25">mov rax,0</text:p>
      <text:p text:style-name="P25">mov rdi,departure</text:p>
      <text:p text:style-name="P25">mov rsi,namestring</text:p>
      <text:p text:style-name="P25">call printf</text:p>
      <text:p text:style-name="P25"/>
      <text:p text:style-name="P25">;Set up the return value</text:p>
      <text:p text:style-name="P25">mov rax, r14</text:p>
      <text:p text:style-name="P25"/>
      <text:p text:style-name="P25">add rsp,64 <text:s text:c="2"/>;Reverse an earlier subtraction from rsp</text:p>
      <text:p text:style-name="P25"/>
      <text:p text:style-name="P25">ret</text:p>
      <text:p text:style-name="P21"/>
      <text:p text:style-name="P21"/>
      <text:p text:style-name="P21"/>
      <text:p text:style-name="P21">The solution for question 6 has been posted as a complete program. <text:s/>Look for the sample program with the name: “Long Integer Validation”.</text:p>
      <text:p text:style-name="P21"/>
      <text:p text:style-name="P7">7. <text:s text:c="2"/>Here is a stack dump.</text:p>
      <text:p text:style-name="P15"/>
      <text:p text:style-name="P15"/>
      <text:p text:style-name="P1"/>
      <text:p text:style-name="P4">Offset <text:s text:c="3"/>Address <text:s text:c="10"/>Value</text:p>
      <text:p text:style-name="P4"><text:s/>+608 <text:s/>00007fff01d17e88 <text:s/>00007fff01d19271</text:p>
      <text:p text:style-name="P4"><text:s/>+600 <text:s/>00007fff01d17e80 <text:s/>0000000000000000</text:p>
      <text:p text:style-name="P4"><text:s/>+592 <text:s/>00007fff01d17e78 <text:s/>00007fff01d19269</text:p>
      <text:p text:style-name="P4"><text:s/>+584 <text:s/>00007fff01d17e70 <text:s/>0000000000000001</text:p>
      <text:p text:style-name="P4"><text:s/>+576 <text:s/>00007fff01d17e68 <text:s/>000000000000001c</text:p>
      <text:p text:style-name="P4"><text:s/>+568 <text:s/>00007fff01d17e60 <text:s/>00007fff01d17e68</text:p>
      <text:p text:style-name="P4"><text:s/>+560 <text:s/>00007fff01d17e58 <text:s/>00000000004004b9</text:p>
      <text:p text:style-name="P4"><text:s/>+552 <text:s/>00007fff01d17e50 <text:s/>0000000000000000</text:p>
      <text:p text:style-name="P4"><text:s/>+544 <text:s/>00007fff01d17e48 <text:s/>00007fff01d17e70</text:p>
      <text:p text:style-name="P4"><text:s/>+536 <text:s/>00007fff01d17e40 <text:s/>0000000000400490</text:p>
      <text:p text:style-name="P4"><text:s/>+528 <text:s/>00007fff01d17e38 <text:s/>0000000000000000</text:p>
      <text:p text:style-name="P4"><text:s/>+520 <text:s/>00007fff01d17e30 <text:s/>0000000000000000</text:p>
      <text:p text:style-name="P4"><text:s/>+512 <text:s/>00007fff01d17e28 <text:s/>0000000000000001</text:p>
      <text:p text:style-name="P4"><text:s/>+504 <text:s/>00007fff01d17e20 <text:s/>00007fff01d17e78</text:p>
      <text:p text:style-name="P4"><text:s/>+496 <text:s/>00007fff01d17e18 <text:s/>0000000000401dd0</text:p>
      <text:p text:style-name="P4"><text:s/>+488 <text:s/>00007fff01d17e10 <text:s/>0000000000000000</text:p>
      <text:p text:style-name="P4"><text:s/>+480 <text:s/>00007fff01d17e08 <text:s/>0000000000000000</text:p>
      <text:p text:style-name="P4"><text:s/>+472 <text:s/>00007fff01d17e00 <text:s/>0000000000000000</text:p>
      <text:p text:style-name="P4"><text:s/>+464 <text:s/>00007fff01d17df8 <text:s/>dda1284af90c3abc</text:p>
      <text:p text:style-name="P4"><text:s/>+456 <text:s/>00007fff01d17df0 <text:s/>dc5cd74251bc3abc</text:p>
      <text:p text:style-name="P4"><text:s/>+448 <text:s/>00007fff01d17de8 <text:s/>0000000000000000</text:p>
      <text:p text:style-name="P4"><text:s/>+440 <text:s/>00007fff01d17de0 <text:s/>0000000000000000</text:p>
      <text:p text:style-name="P4"><text:s/>+432 <text:s/>00007fff01d17dd8 <text:s/>00007fff01d17e70</text:p>
      <text:p text:style-name="P4"><text:s/>+424 <text:s/>00007fff01d17dd0 <text:s/>0000000000400490</text:p>
      <text:p text:style-name="P4"><text:s/>+416 <text:s/>00007fff01d17dc8 <text:s/>23a2d460915c3abc</text:p>
      <text:p text:style-name="P4"><text:s/>+408 <text:s/>00007fff01d17dc0 <text:s/>0000000000000000</text:p>
      <text:p text:style-name="P4"><text:s/>+400 <text:s/>00007fff01d17db8 <text:s/>0000000000400586</text:p>
      <text:p text:style-name="P4"><text:s/>+392 <text:s/>00007fff01d17db0 <text:s/>0000000100000000</text:p>
      <text:p text:style-name="P4"><text:s/>+384 <text:s/>00007fff01d17da8 <text:s/>00007fff01d17e78</text:p>
      <text:p text:style-name="P4"><text:s/>+376 <text:s/>00007fff01d17da0 <text:s/>00007fff01d17e78</text:p>
      <text:p text:style-name="P4"><text:s/>+368 <text:s/>00007fff01d17d98 <text:s/>00007f01fe552a40</text:p>
      <text:p text:style-name="P4"/>
      <text:p text:style-name="P4"><text:s/>+360 <text:s/>00007fff01d17d90 <text:s/><text:span text:style-name="T4">0000000000000000</text:span></text:p>
      <text:p text:style-name="P4"><text:s/>+352 <text:s/>00007fff01d17d88 <text:s/>0000000000000020</text:p>
      <text:p text:style-name="P4"><text:s/>+344 <text:s/>00007fff01d17d80 <text:s/>0000000000000006</text:p>
      <text:p text:style-name="P4"><text:s/>+336 <text:s/>00007fff01d17d78 <text:s/>0000000000000005</text:p>
      <text:p text:style-name="P4"><text:s/>+328 <text:s/>00007fff01d17d70 <text:s/>0000000000000004</text:p>
      <text:p text:style-name="P4"><text:s/>+320 <text:s/>00007fff01d17d68 <text:s/>0000000000000003</text:p>
      <text:p text:style-name="P4"><text:s/>+312 <text:s/>00007fff01d17d60 <text:s/>0000000000000002</text:p>
      <text:p text:style-name="P4"><text:s/>+304 <text:s/>00007fff01d17d58 <text:s/>0000000000000001</text:p>
      <text:p text:style-name="P4"><text:s/>+296 <text:s/>00007fff01d17d50 <text:s/>0000000000000001</text:p>
      <text:p text:style-name="P4"><text:s/>+288 <text:s/>00007fff01d17d48 <text:s/>0000000100000000</text:p>
      <text:p text:style-name="P4"><text:s/>+280 <text:s/>00007fff01d17d40 <text:s/>00007fff01d17e78</text:p>
      <text:p text:style-name="P4"><text:soft-page-break/><text:s/>+272 <text:s/>00007fff01d17d38 <text:s/>0000000000400613</text:p>
      <text:p text:style-name="P4"/>
      <text:p text:style-name="P4"><text:s/>+264 <text:s/>00007fff01d17d30 <text:s/><text:span text:style-name="T4">00007fff01d17d90</text:span></text:p>
      <text:p text:style-name="P4"><text:s/>+256 <text:s/>00007fff01d17d28 <text:s/>0000000000000002</text:p>
      <text:p text:style-name="P4"><text:s/>+248 <text:s/>00007fff01d17d20 <text:s/>0000000000000008</text:p>
      <text:p text:style-name="P4"><text:s/>+240 <text:s/>00007fff01d17d18 <text:s/>0000000000000007</text:p>
      <text:p text:style-name="P4"><text:s/>+232 <text:s/>00007fff01d17d10 <text:s/>0000000000000006</text:p>
      <text:p text:style-name="P4"><text:s/>+224 <text:s/>00007fff01d17d08 <text:s/>0000000000000002</text:p>
      <text:p text:style-name="P4"><text:s/>+216 <text:s/>00007fff01d17d00 <text:s/>0000000000000002</text:p>
      <text:p text:style-name="P4"/>
      <text:p text:style-name="P4"><text:s/>+200 <text:s/>00007fff01d17cf0 <text:s/><text:span text:style-name="T4">00007fff01d17d30</text:span></text:p>
      <text:p text:style-name="P4"><text:s/>+192 <text:s/>00007fff01d17ce8 <text:s/>0000000000000007</text:p>
      <text:p text:style-name="P4"><text:s/>+184 <text:s/>00007fff01d17ce0 <text:s/>000000000000000a</text:p>
      <text:p text:style-name="P4"><text:s/>+176 <text:s/>00007fff01d17cd8 <text:s/>0000000000000009</text:p>
      <text:p text:style-name="P4"><text:s/>+168 <text:s/>00007fff01d17cd0 <text:s/>0000000000000000</text:p>
      <text:p text:style-name="P4"><text:s/>+160 <text:s/>00007fff01d17cc8 <text:s/>0000000000000007</text:p>
      <text:p text:style-name="P4"><text:s/>+152 <text:s/>00007fff01d17cc0 <text:s/>00007fff01d17e70</text:p>
      <text:p text:style-name="P4"/>
      <text:p text:style-name="P4"><text:s/>+136 <text:s/>00007fff01d17cb0 <text:s/><text:span text:style-name="T4">00007fff01d17cf0</text:span></text:p>
      <text:p text:style-name="P4"><text:s/>+128 <text:s/>00007fff01d17ca8 <text:s/>0000000000000016</text:p>
      <text:p text:style-name="P4"><text:s/>+120 <text:s/>00007fff01d17ca0 <text:s/>000000000000000b</text:p>
      <text:p text:style-name="P4"><text:s/>+112 <text:s/>00007fff01d17c98 <text:s/>0000000000000016</text:p>
      <text:p text:style-name="P4"><text:s/>+104 <text:s/>00007fff01d17c90 <text:s/>0000000000000000</text:p>
      <text:p text:style-name="P4"><text:s text:c="2"/>+96 <text:s/>00007fff01d17c88 <text:s/>00000000004007fc</text:p>
      <text:p text:style-name="P4"/>
      <text:p text:style-name="P4"><text:s text:c="2"/>+88 <text:s/>00007fff01d17c80 <text:s/><text:span text:style-name="T4">00007fff01d17cb0</text:span></text:p>
      <text:p text:style-name="P4"><text:s text:c="2"/>+80 <text:s/>00007fff01d17c78 <text:s/>0000000000000012</text:p>
      <text:p text:style-name="P4"><text:s text:c="2"/>+72 <text:s/>00007fff01d17c70 <text:s/>0000000000000000</text:p>
      <text:p text:style-name="P4"><text:s text:c="2"/>+64 <text:s/>00007fff01d17c68 <text:s/>0000000000000012</text:p>
      <text:p text:style-name="P4"><text:s text:c="2"/>+56 <text:s/>00007fff01d17c60 <text:s/>0000000000000000</text:p>
      <text:p text:style-name="P4"><text:s text:c="2"/>+48 <text:s/>00007fff01d17c58 <text:s/>0000000000400876</text:p>
      <text:p text:style-name="P4"/>
      <text:p text:style-name="P4"><text:s text:c="2"/>+40 <text:s/>00007fff01d17c50 <text:s/><text:span text:style-name="T4">00007fff01d17c80</text:span></text:p>
      <text:p text:style-name="P4"><text:s text:c="2"/>+32 <text:s/>00007fff01d17c48 <text:s/>000000000000001c</text:p>
      <text:p text:style-name="P4"><text:s text:c="2"/>+24 <text:s/>00007fff01d17c40 <text:s/>00000000004020a7</text:p>
      <text:p text:style-name="P4"><text:s text:c="2"/>+16 <text:s/>00007fff01d17c38 <text:s/>00007f01fe8f8970</text:p>
      <text:p text:style-name="P4"><text:s text:c="3"/>+8 <text:s/>00007fff01d17c30 <text:s/>000000007ffffff2</text:p>
      <text:p text:style-name="P5"><text:s text:c="3"/>+0 <text:s/>00007fff01d17c28 <text:s/>ffffffffffffffff</text:p>
      <text:p text:style-name="P2"/>
      <text:p text:style-name="P2">Use your editor to place a blank line between activation records.</text:p>
      <text:p text:style-name="P2"/>
      <text:p text:style-name="P2">FYI: The back end of each AR is shown in yellow.</text:p>
      <text:p text:style-name="P2"/>
      <text:p text:style-name="P6">8. <text:s/>Show how to swap the contents of xmm6 and xmm9 without the usual third register or other storage.</text:p>
      <text:p text:style-name="P2"/>
      <text:p text:style-name="P2">Answer:<text:tab/><text:span text:style-name="T4">xorpd xmm6, <text:s/>xmm9</text:span></text:p>
      <text:p text:style-name="P2"><text:tab/><text:tab/><text:span text:style-name="T4">xorpd xmm9, <text:s/>xmm6</text:span></text:p>
      <text:p text:style-name="P2"><text:tab/><text:tab/><text:span text:style-name="T4">xorpd xmm6, <text:s/>xmm9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9 <text:s/>This array is declared in the .data area.</text:p>
      <text:p text:style-name="P2"/>
      <text:p text:style-name="P2"><text:tab/>bumble <text:s/>dq <text:s/>3.4, <text:s/>6.77, <text:s/>-1.96, <text:s/>800.0, <text:s/>499.99, 0.7</text:p>
      <text:p text:style-name="P2"/>
      <text:p text:style-name="P2">What is the gdb command that will show all the values of the array in IEEE754-64-bit hex format?</text:p>
      <text:p text:style-name="P2"/>
      <text:p text:style-name="P2">Answer: <text:span text:style-name="T4">x/6fg <text:s/>&amp;bumbl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0. <text:s/>This array is declared in C++: <text:s text:c="2"/>double w[5] = {-1.0, 6.2, 8.77, 3.49, 1.99};</text:p>
      <text:p text:style-name="P2"/>
      <text:p text:style-name="P2">What is the gdb command that will show all the values of the array in floating point decimal format?</text:p>
      <text:p text:style-name="P2"/>
      <text:p text:style-name="P2">Answer: <text:s/><text:span text:style-name="T4">p/f <text:s/>w</text:span></text:p>
      <text:p text:style-name="P2"/>
      <text:p text:style-name="P2"/>
      <text:p text:style-name="P2"/>
      <text:p text:style-name="P2"/>
      <text:p text:style-name="P2"/>
      <text:p text:style-name="P2"/>
      <text:p text:style-name="P3">That’s all: 10 questions. <text:s/>Put your name and email address on this test on two different pages.</text:p>
      <text:p text:style-name="P2"/>
      <text:p text:style-name="P6">Grades are due sometime in early January. <text:s/>I will be going into isolation status until all your grades have been submitted.</text:p>
      <text:p text:style-name="P2"/>
      <text:p text:style-name="P2"/>
      <text:p text:style-name="P2"/>
      <text:p text:style-name="P2"/>
      <text:p text:style-name="P2"/>
      <text:p text:style-name="P2">I enjoyed having you in class during the months August to December 2021.</text:p>
      <text:p text:style-name="P2"/>
      <text:p text:style-name="P2">Come and say hi in the CS building in the new semester. <text:s/></text:p>
      <text:p text:style-name="P2"/>
      <text:p text:style-name="P2"/>
      <text:p text:style-name="P2"/>
      <text:p text:style-name="P2">Have a wonderful Christmas vacation 2021. <text:s text:c="2"/>– F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Courier New" style:font-size-asian="10pt" style:font-name-complex="Liberation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2-07T21:54:20.459857617</meta:creation-date>
    <dc:date>2021-12-13T13:04:08.20</dc:date>
    <meta:editing-duration>PT2H52M12S</meta:editing-duration>
    <meta:editing-cycles>21</meta:editing-cycles>
    <meta:generator>OpenOffice/4.1.10$Win32 OpenOffice.org_project/4110m2$Build-9807</meta:generator>
    <dc:creator>Daniel Cazarez</dc:creator>
    <meta:document-statistic meta:table-count="0" meta:image-count="0" meta:object-count="0" meta:page-count="15" meta:paragraph-count="277" meta:word-count="2108" meta:character-count="13647"/>
  </office:meta>
</office:document-meta>
</file>